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1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ROBERT CARRASCO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HUMPIRE CAYRA, FELICIANO FAUST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CQ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1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HUMPIRE CAYRA, FELICIANO FAUST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30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3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556203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67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4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2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0T23:57:41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